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Nimbus Roman No9 L1" svg:font-family="'Nimbus Roman No9 L'"/>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justify"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fo:font-size="11pt" style:font-size-asian="11pt" style:font-size-complex="11pt"/>
    </style:style>
    <style:style style:name="P4"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20pt" fo:font-weight="normal" style:font-size-asian="20pt" style:font-weight-asian="normal" style:font-size-complex="20pt" style:font-weight-complex="normal"/>
    </style:style>
    <style:style style:name="P8" style:family="paragraph" style:parent-style-name="Standard" style:list-style-name="L2">
      <style:paragraph-properties fo:text-align="justify" style:justify-single-word="false"/>
      <style:text-properties fo:font-size="12pt" fo:font-weight="normal" style:font-size-asian="12pt" style:font-weight-asian="normal" style:font-size-complex="12pt" style:font-weight-complex="normal"/>
    </style:style>
    <style:style style:name="P9" style:family="paragraph" style:parent-style-name="Standard" style:list-style-name="L3">
      <style:paragraph-properties fo:text-align="justify" style:justify-single-word="false"/>
      <style:text-properties fo:font-size="12pt" style:text-underline-style="none" fo:font-weight="bold" style:font-size-asian="12pt" style:font-weight-asian="bold" style:font-size-complex="12pt" style:font-weight-complex="bold"/>
    </style:style>
    <style:style style:name="P10" style:family="paragraph" style:parent-style-name="Standard" style:list-style-name="L3">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list-style-name="L4">
      <style:paragraph-properties fo:text-align="justify" style:justify-single-word="false"/>
      <style:text-properties fo:font-size="12pt" fo:font-weight="bold" style:font-size-asian="12pt" style:font-weight-asian="bold" style:font-size-complex="12pt" style:font-weight-complex="bold"/>
    </style:style>
    <style:style style:name="P12" style:family="paragraph" style:parent-style-name="Standard" style:list-style-name="L4">
      <style:paragraph-properties fo:text-align="justify" style:justify-single-word="false"/>
      <style:text-properties fo:font-size="12pt" style:font-size-asian="12pt" style:font-size-complex="12pt"/>
    </style:style>
    <style:style style:name="P13" style:family="paragraph" style:parent-style-name="Standard" style:list-style-name="L4">
      <style:paragraph-properties fo:text-align="justify" style:justify-single-word="false"/>
      <style:text-properties fo:font-size="12pt" fo:font-weight="normal" style:font-size-asian="12pt" style:font-weight-asian="normal" style:font-size-complex="12pt" style:font-weight-complex="normal"/>
    </style:style>
    <style:style style:name="P14" style:family="paragraph" style:parent-style-name="Standard" style:list-style-name="L5">
      <style:paragraph-properties fo:text-align="justify" style:justify-single-word="false"/>
      <style:text-properties fo:font-size="12pt" fo:font-weight="bold" style:font-size-asian="12pt" style:font-weight-asian="bold" style:font-size-complex="12pt" style:font-weight-complex="bold"/>
    </style:style>
    <style:style style:name="P15" style:family="paragraph" style:parent-style-name="Standard" style:list-style-name="L5">
      <style:paragraph-properties fo:text-align="justify" style:justify-single-word="false"/>
      <style:text-properties fo:font-size="12pt" fo:font-weight="normal" style:font-size-asian="12pt" style:font-weight-asian="normal" style:font-size-complex="12pt" style:font-weight-complex="normal"/>
    </style:style>
    <style:style style:name="P16" style:family="paragraph" style:parent-style-name="Standard" style:list-style-name="L5">
      <style:paragraph-properties fo:text-align="justify" style:justify-single-word="false"/>
      <style:text-properties fo:font-size="12pt" style:font-size-asian="12pt" style:font-size-complex="12pt"/>
    </style:style>
    <style:style style:name="P17" style:family="paragraph" style:parent-style-name="Standard" style:list-style-name="L4">
      <style:paragraph-properties fo:text-align="justify" style:justify-single-word="false"/>
    </style:style>
    <style:style style:name="P18" style:family="paragraph" style:parent-style-name="Standard" style:list-style-name="L1">
      <style:paragraph-properties fo:text-align="justify" style:justify-single-word="false"/>
      <style:text-properties style:font-name="Nimbus Roman No9 L1" fo:font-size="12pt" fo:language="en" fo:country="US" fo:font-weight="normal" style:font-size-asian="12pt" style:font-weight-asian="normal" style:font-size-complex="12pt" style:font-weight-complex="normal"/>
    </style:style>
    <style:style style:name="P19" style:family="paragraph" style:parent-style-name="Standard">
      <style:paragraph-properties fo:text-align="end" style:justify-single-word="false"/>
      <style:text-properties fo:font-size="12pt" fo:font-weight="normal" style:font-size-asian="12pt" style:font-weight-asian="normal" style:font-size-complex="12pt"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size="12pt" fo:font-weight="normal" style:font-size-asian="12pt" style:font-weight-asian="normal" style:font-size-complex="12pt" style:font-weight-complex="normal"/>
    </style:style>
    <style:style style:name="T6" style:family="text">
      <style:text-properties style:text-position="super 58%"/>
    </style:style>
    <style:style style:name="T7" style:family="text">
      <style:text-properties fo:font-style="italic"/>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style:font-weight-asian="normal" style:font-weight-complex="normal"/>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79" number:automatic-order="true">
      <number:day-of-week number:style="long"/>
      <number:text>, </number:text>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found</text:span><text:span text:style-name="T2"> – Detailed Progress Report</text:span></text:p>
      <text:p text:style-name="P2">----------------------------------------------------------------------------------------------------------------------------</text:p>
      <text:p text:style-name="P3">Progress report on<text:span text:style-name="T3"> Pfound-VMD</text:span> system during my visit to Northern Ireland – Coleraine, 24 Out.-28 Nov. 2006</text:p>
      <text:p text:style-name="P4">----------------------------------------------------------------------------------------------------------------------------</text:p>
      <text:p text:style-name="P4"/>
      <text:p text:style-name="P5">Work plan proposed on July 2006:</text:p>
      <text:list text:style-name="L1">
        <text:list-item>
          <text:p text:style-name="P6">improve pfoundBasic package</text:p>
        </text:list-item>
        <text:list-item>
          <text:p text:style-name="P6">write a manual concerning pfoundBasic package usage</text:p>
        </text:list-item>
        <text:list-item>
          <text:p text:style-name="P6">optimize calculation of SASA</text:p>
        </text:list-item>
        <text:list-item>
          <text:p text:style-name="P6">produce pictures/movies of the protein/trajectory being deposited</text:p>
        </text:list-item>
        <text:list-item>
          <text:p text:style-name="P6">distribution of jobs to multiple nodes on behemoth</text:p>
        </text:list-item>
      </text:list>
      <text:p text:style-name="P7"/>
      <text:p text:style-name="P5">FYI:</text:p>
      <text:p text:style-name="P4">In order to keep track of file location, I'll use the following nomenclature through out this text:</text:p>
      <text:list text:style-name="L2">
        <text:list-item>
          <text:p text:style-name="P8">pfound related files are on $pfound (say, pfound=/data/moldyn/pfound)</text:p>
        </text:list-item>
      </text:list>
      <text:p text:style-name="P7"/>
      <text:p text:style-name="P5">Detailed work progress accomplished:</text:p>
      <text:list text:style-name="L3">
        <text:list-item>
          <text:p text:style-name="P9">Pfound pack version</text:p>
          <text:list>
            <text:list-item>
              <text:p text:style-name="P10">pfound_11dez06.tgz</text:p>
              <text:p text:style-name="P10"/>
            </text:list-item>
          </text:list>
        </text:list-item>
      </text:list>
      <text:list text:style-name="L4">
        <text:list-item>
          <text:p text:style-name="P11">User pfound on behemoth</text:p>
          <text:list>
            <text:list-item>
              <text:p text:style-name="P12">a new user named pfound was created on behemoth</text:p>
            </text:list-item>
            <text:list-item>
              <text:p text:style-name="P12">Pfound-VMD will from now on be implementated under $pfound <text:span text:style-name="T2">[still in tests]</text:span></text:p>
            </text:list-item>
            <text:list-item>
              <text:p text:style-name="P12">this will allow better control of all cron jobs related to the project, as well as avoids conflicts with file permissions</text:p>
            </text:list-item>
            <text:list-item>
              <text:p text:style-name="P12">presently, only members of group moldyn have rwx privileges to pfound user space</text:p>
            </text:list-item>
          </text:list>
        </text:list-item>
      </text:list>
      <text:p text:style-name="P2"/>
      <text:list text:style-name="L4">
        <text:list-item text:start-value="1">
          <text:p text:style-name="P11">VMD and the Pfound system – data organization</text:p>
          <text:list>
            <text:list-item>
              <text:p text:style-name="P13">re-organization of directories on $pfound dir</text:p>
            </text:list-item>
            <text:list-item>
              <text:p text:style-name="P13">a set of molecular dynamics sample data produced by different MD softwares was added to $pfound/data for testing purposes <text:span text:style-name="T2">[tested only NAMD data]</text:span></text:p>
            </text:list-item>
            <text:list-item>
              <text:p text:style-name="P13">taken care of directory permissions allowing the DW to communicate with VMD [w privileges]</text:p>
            </text:list-item>
          </text:list>
        </text:list-item>
      </text:list>
      <text:p text:style-name="P2"/>
      <text:list text:style-name="L5">
        <text:list-item>
          <text:p text:style-name="P14">Updated pfoundBasic package</text:p>
          <text:list>
            <text:list-item>
              <text:p text:style-name="P15">cleaning and polishing of package</text:p>
            </text:list-item>
            <text:list-item>
              <text:p text:style-name="P15">current working version 1.0</text:p>
            </text:list-item>
            <text:list-item>
              <text:p text:style-name="P16">package location: $pfound/lib</text:p>
            </text:list-item>
          </text:list>
          <text:p text:style-name="P16"/>
        </text:list-item>
      </text:list>
      <text:list text:style-name="L4">
        <text:list-item text:start-value="1">
          <text:p text:style-name="P11">Scheduling behemoth jobs through crontab daemon</text:p>
          <text:list>
            <text:list-item>
              <text:p text:style-name="P12">wrote cron.readme file to explain how to edit pfound user crontable</text:p>
            </text:list-item>
            <text:list-item>
              <text:p text:style-name="P12">wrote cron.entries file as an example to tweak user crontable</text:p>
            </text:list-item>
            <text:list-item>
              <text:p text:style-name="P12">vmd now loads a startup file (vmd.rc) where some of the VMD stage/display properties are defined (display size, background color, protein default representation and all associated rep values, ...)</text:p>
            </text:list-item>
            <text:list-item>
              <text:p text:style-name="P12">cron.* files location: $pfound/scripts</text:p>
              <text:p text:style-name="P12"/>
            </text:list-item>
          </text:list>
        </text:list-item>
        <text:list-item>
          <text:p text:style-name="P11">Main batch job called by crontab – pfound.cron</text:p>
          <text:list>
            <text:list-item>
              <text:p text:style-name="P12"><text:span text:style-name="T4">cleaning, polishing and </text:span>optimization of pfound.cron</text:p>
            </text:list-item>
            <text:list-item>
              <text:p text:style-name="P12">a more detailed survey of how pfound.cron works was written (see file header)</text:p>
            </text:list-item>
            <text:list-item>
              <text:p text:style-name="P12">file location: $pfound/scripts</text:p>
              <text:p text:style-name="P12"/>
            </text:list-item>
          </text:list>
        </text:list-item>
        <text:list-item>
          <text:p text:style-name="P12"><text:s/><text:span text:style-name="T2">2D graphics of relevant property data</text:span></text:p>
          <text:list>
            <text:list-item>
              <text:p text:style-name="P13">optimization of ascii file headers (property files, eg. *.rmsd, *.rmsf ...), to be fed to <text:span text:style-name="T3">Grace</text:span> program (<text:span text:style-name="T3">gracebat</text:span>)</text:p>
            </text:list-item>
            <text:list-item>
              <text:p text:style-name="P13">added P-found tags, timestamps and simulation ID info to each ascii file</text:p>
            </text:list-item>
            <text:list-item>
              <text:p text:style-name="P13">added angstrom symbol to relevant axis labels (hexadecimal to ASCII char conversion)</text:p>
            </text:list-item>
            <text:list-item>
              <text:p text:style-name="P13">other 2D formating issues</text:p>
            </text:list-item>
          </text:list>
        </text:list-item>
      </text:list>
      <text:p text:style-name="P4"/>
      <text:list text:style-name="L4">
        <text:list-item text:start-value="1">
          <text:p text:style-name="P11">Generating movies and pictures</text:p>
          <text:list>
            <text:list-item>
              <text:p text:style-name="P13">all procedures dealing with multimedia files were implemented on a new <text:s/>package (::pfoundMultimedia::), based on vmdmovie1.5 plugin</text:p>
            </text:list-item>
            <text:list-item>
              <text:p text:style-name="P13">wrote procedure to generate an animated gif (rotation) from the first frame of the deposited trajectory as well as a <text:s/>animated gif trajectory movie (::pfoundMultimedia::genMovie::)</text:p>
            </text:list-item>
            <text:list-item>
              <text:p text:style-name="P13">wrote procedures to generate a trajectory movie in mpeg format (::pfoundMultimedia::genMovie::)</text:p>
            </text:list-item>
            <text:list-item>
              <text:p text:style-name="P13">wrote procedure to save a protein data bank (pdb) file from the first frame of the deposited trajectory (::pfoundMultimedia::writePdb); in the near future, this pdb will allow the browser (trough a plugin like Jmol), to display a 3D representation of the protein.</text:p>
            </text:list-item>
            <text:list-item>
              <text:p text:style-name="P13">package location: $pfound/lib</text:p>
            </text:list-item>
          </text:list>
        </text:list-item>
      </text:list>
      <text:p text:style-name="P4"/>
      <text:list text:style-name="L4">
        <text:list-item text:start-value="1">
          <text:p text:style-name="P11">VMD and Pfound system – manual</text:p>
          <text:list>
            <text:list-item>
              <text:p text:style-name="P13">a manual is being written, explaining how VMD interacts with pfound DW, as well as a short explanation of all relevant procedures needed during a trajectory processing.</text:p>
            </text:list-item>
            <text:list-item>
              <text:p text:style-name="P13">file location: $pfound/docs/TechReport_vmd_packages.odt</text:p>
            </text:list-item>
          </text:list>
        </text:list-item>
      </text:list>
      <text:p text:style-name="P4"/>
      <text:list text:style-name="L4">
        <text:list-item text:start-value="1">
          <text:p text:style-name="P11">Started but not finished/tested</text:p>
          <text:list>
            <text:list-item>
              <text:p text:style-name="P17"><text:span text:style-name="T5">implementation of a new package (orient1.01) based on orient1.0 ; this package will allow to </text:span>orient the molecule (1<text:span text:style-name="T6">st</text:span> frame) so that its three principal axes are aligned with the <text:span text:style-name="T7">x</text:span>, <text:span text:style-name="T7">y</text:span>, and <text:span text:style-name="T7">z</text:span> directions</text:p>
            </text:list-item>
            <text:list-item>
              <text:p text:style-name="P17">ray trace the videos/snapshots with PovRay</text:p>
            </text:list-item>
          </text:list>
        </text:list-item>
      </text:list>
      <text:p text:style-name="P4"/>
      <text:p text:style-name="P5">2Do stuff:</text:p>
      <text:list text:style-name="L1">
        <text:list-item text:start-value="1">
          <text:p text:style-name="P6">read trajectories not by its file extension, but using the more complex “mol load” facilities provided by VMD</text:p>
        </text:list-item>
        <text:list-item>
          <text:p text:style-name="P6">implement procedures to deal with periodic boundary problems on the uploaded trajectories to the DW (wrapp on, wrapp off, whole protein molecules, ...)</text:p>
        </text:list-item>
        <text:list-item>
          <text:p text:style-name="P6">work on the display of 2D matrices using xmgr/grace nomenclature, producing .png files; already have some ascii file examples of how to to this.</text:p>
        </text:list-item>
        <text:list-item>
          <text:p text:style-name="P6">distribution of jobs to multiple nodes on behemoth (Scyld/Clustermatic slave node)</text:p>
        </text:list-item>
        <text:list-item>
          <text:p text:style-name="P6">optimize the calculation of Solvent Accessible Surface Areas (SASA); compare the performance/results/algorithm with the VMD built-in command “measure sasa”</text:p>
        </text:list-item>
        <text:list-item>
          <text:p text:style-name="P18">Implement on pfound webpage, a plugin to visualize in 3D the structure of the deposited protein, as well as to see relevant movies (multiple pdb models on the same file). The implementation of this type of plugins should be done by the admin of the webpage. </text:p>
        </text:list-item>
        <text:list-item>
          <text:p text:style-name="P18">Test with GROMACS and AMBER trajectories</text:p>
        </text:list-item>
        <text:list-item>
          <text:p text:style-name="P18">Since the calculation of molecular properties rely heavily on 3<text:span text:style-name="T6">rd</text:span> party software, I should write a proc in order to test if all the required software is correctly installed. Currently the external software list is: naccess, NetPBM, ImageMagick, Grace</text:p>
        </text:list-item>
        <text:list-item>
          <text:p text:style-name="P18"><text:a xlink:type="simple" xlink:href="http://www.theochem.ruhr-uni-bochum.de/%7Eaxel.kohlmeyer/cpmd-vmd/part3.html#chap5_sect1"><text:span text:style-name="T8">Adding a Progress Bar for the Elapsed Time</text:span></text:a><text:a xlink:type="simple" xlink:href="http://www.theochem.ruhr-uni-bochum.de/%7Eaxel.kohlmeyer/cpmd-vmd/part3.html#chap5_sect1"><text:span text:style-name="T9"> to trajectory movies</text:span></text:a></text:p>
          <text:p text:style-name="P18"><text:span text:style-name="T10"/></text:p>
          <text:p text:style-name="P18"/>
        </text:list-item>
      </text:list>
      <text:p text:style-name="P19"><text:s text:c="2"/><text:date style:data-style-name="N79" text:date-value="2006-12-11T22:43:52.99">Monday, December 11, 2006</text:date></text:p>
      <text:p text:style-name="P19">Nuno Ricardo Loureiro Ferrei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Nimbus Roman No9 L1" svg:font-family="'Nimbus Roman No9 L'"/>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0201in" fo:margin-bottom="0.9929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creation-date>2006-11-23T17:33:28</meta:creation-date>
    <dc:date>2006-12-11T22:43:53</dc:date>
    <dc:language>en-US</dc:language>
    <meta:editing-cycles>46</meta:editing-cycles>
    <meta:editing-duration>P2DT4H15M22S</meta:editing-duration>
    <meta:user-defined meta:name="Info 1"/>
    <meta:user-defined meta:name="Info 2"/>
    <meta:user-defined meta:name="Info 3"/>
    <meta:user-defined meta:name="Info 4"/>
    <meta:document-statistic meta:table-count="0" meta:image-count="0" meta:object-count="0" meta:page-count="3" meta:paragraph-count="67" meta:word-count="767" meta:character-count="5168"/>
  </office:meta>
</office:document-meta>
</file>